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Government Approach: Carbon Tax/Emissions Trading.</text:p>
      <text:p text:style-name="Standard"/>
      <text:p text:style-name="Standard">Intro:</text:p>
      <text:p text:style-name="Standard">govt approach</text:p>
      <text:p text:style-name="Standard">just about carbon tax/ets</text:p>
      <text:p text:style-name="Standard"/>
      <text:p text:style-name="Standard">purpose</text:p>
      <text:p text:style-name="Standard">How they work</text:p>
      <text:p text:style-name="Standard">details of this plan</text:p>
      <text:p text:style-name="Standard">Liberal's alternative and criticisms</text:p>
      <text:p text:style-name="Standard">Evaluation/Conclusions</text:p>
      <text:p text:style-name="Standard"/>
      <text:p text:style-name="Standard">Quiz:</text:p>
      <text:p text:style-name="Standard">How much does 1 tonne of carbon dioxide (CO2) weigh???</text:p>
      <text:list xml:id="list1370787900" text:style-name="L1">
        <text:list-item>
          <text:p text:style-name="P1">7 teaspoons</text:p>
        </text:list-item>
        <text:list-item>
          <text:p text:style-name="P1">nothing</text:p>
        </text:list-item>
        <text:list-item>
          <text:p text:style-name="P1">1 tonne</text:p>
        </text:list-item>
      </text:list>
      <text:p text:style-name="Standard"/>
      <text:p text:style-name="Standard"/>
      <text:p text:style-name="Standard">“... carbon dioxide is invisible and it's weightless and you can't smell it”</text:p>
      <text:p text:style-name="Standard">-- Ton Abbott, July 2011</text:p>
      <text:p text:style-name="Standard"/>
      <text:p text:style-name="Standard"/>
      <text:p text:style-name="Standard">Carbon Tax</text:p>
      <text:list xml:id="list1106531114" text:style-name="L2">
        <text:list-item>
          <text:p text:style-name="P2">government sets carbon price, amount of emissions vary</text:p>
        </text:list-item>
      </text:list>
      <text:p text:style-name="Standard">ETS (Emissions Trading Scheme)/Cap &amp; Trade</text:p>
      <text:list xml:id="list1029161341" text:continue-numbering="true" text:style-name="L2">
        <text:list-item>
          <text:p text:style-name="P2">government sets amount of emissions, the carbon price varies.</text:p>
        </text:list-item>
        <text:list-item>
          <text:p text:style-name="P2">Advantage: puts a cap on emissions</text:p>
          <text:p text:style-name="P2"/>
        </text:list-item>
      </text:list>
      <text:p text:style-name="Standard"/>
      <text:p text:style-name="Standard">Carbon Pricing vs Government regulation</text:p>
      <text:list xml:id="list124439273" text:style-name="L3">
        <text:list-item>
          <text:p text:style-name="P3">Why doesn't government tell each company how much to cut, and how to cut it?</text:p>
        </text:list-item>
        <text:list-item>
          <text:p text:style-name="P3">Requires government bureaucracy to know everything. They don't know each business as intimately as the CEO.</text:p>
        </text:list-item>
        <text:list-item>
          <text:p text:style-name="P3">It costs more</text:p>
        </text:list-item>
        <text:list-item>
          <text:p text:style-name="P3">inflexible</text:p>
        </text:list-item>
        <text:list-item>
          <text:p text:style-name="P3">With carbon pricing: no-one knows how much each company cuts, or how they will do.</text:p>
        </text:list-item>
      </text:list>
      <text:p text:style-name="Standard"/>
      <text:p text:style-name="Standard">Carbon price</text:p>
      <text:list xml:id="list1062433684" text:style-name="L4">
        <text:list-item>
          <text:p text:style-name="P4">long term price signal</text:p>
          <text:list>
            <text:list-item>
              <text:p text:style-name="P4">e.g. Building power station factor in future price of emitting carbon.</text:p>
            </text:list-item>
          </text:list>
        </text:list-item>
      </text:list>
      <text:p text:style-name="Standard"/>
      <text:p text:style-name="Standard">ETS 101</text:p>
      <text:list xml:id="list2104116255" text:style-name="L5">
        <text:list-item>
          <text:p text:style-name="P5">government sets the maximum emissions for a given year (e.g. 500 million tonnes of CO2-eq/yr)</text:p>
        </text:list-item>
        <text:list-item>
          <text:p text:style-name="P5">1 permit = right to emit 1 tonne CO2-eq</text:p>
        </text:list-item>
        <text:list-item>
          <text:p text:style-name="P5">companies have to buy a permit for each tonne they emit</text:p>
        </text:list-item>
        <text:list-item>
          <text:p text:style-name="P5">if cost of reducing emissions is less than cost of buying permit, companies will reduce emissions</text:p>
        </text:list-item>
        <text:list-item>
          <text:p text:style-name="P5">in each companies interest to make the maximum amount of reductions that are cost effictive</text:p>
          <text:list>
            <text:list-item>
              <text:p text:style-name="P5">compare to regulation: if govt legislate a 5% cut, no incentive to cut by 10 or 15%</text:p>
            </text:list-item>
          </text:list>
        </text:list-item>
        <text:list-item>
          <text:p text:style-name="P5">government reduces the amount of emissions allowed in following years<text:tab/></text:p>
          <text:list>
            <text:list-item>
              <text:p text:style-name="P5">e.g. Year 1: 500 million, Year 2: 400 million, Year 3: 350 million, ...</text:p>
            </text:list-item>
          </text:list>
        </text:list-item>
        <text:list-item>
          <text:p text:style-name="P5">price of permits increase as the cap lowers</text:p>
        </text:list-item>
        <text:list-item>
          <text:p text:style-name="P5">Why pay?</text:p>
          <text:list>
            <text:list-item>
              <text:p text:style-name="P5">Have to pay double carbon price, for every tonne emitted that you don't have a permit for.</text:p>
            </text:list-item>
          </text:list>
        </text:list-item>
      </text:list>
      <text:p text:style-name="Standard"/>
      <text:p text:style-name="Standard">6.30</text:p>
      <text:p text:style-name="Standard"/>
      <text:p text:style-name="Standard">The carbon tax is not a carbon tax</text:p>
      <text:p text:style-name="Standard">It's a tax on 4 greenhouse gases</text:p>
      <text:list xml:id="list811674599" text:style-name="L6">
        <text:list-item>
          <text:p text:style-name="P6">carbon dioxide (CO2)</text:p>
        </text:list-item>
        <text:list-item>
          <text:p text:style-name="P6">methane (CH4)</text:p>
        </text:list-item>
        <text:list-item>
          <text:p text:style-name="P6">nitrous oxide (N2O) (carbon-free molecule)</text:p>
        </text:list-item>
        <text:list-item>
          <text:p text:style-name="P6">perflourocarbons</text:p>
        </text:list-item>
      </text:list>
      <text:p text:style-name="Standard"/>
      <text:p text:style-name="Standard"/>
      <text:p text:style-name="Standard">The carbon tax is not a carbon tax</text:p>
      <text:p text:style-name="Standard">It's only a tax temporarily, and a permanent emissions trading scheme</text:p>
      <text:p text:style-name="Standard">Runs over each financial year (July-to-June)</text:p>
      <text:list xml:id="list550538720" text:style-name="L30">
        <text:list-item>
          <text:p text:style-name="P30">1<text:span text:style-name="T1">st</text:span> 3 years</text:p>
        </text:list-item>
      </text:list>
      <text:list xml:id="list124570324" text:style-name="L7">
        <text:list-item>
          <text:p text:style-name="P7">2012-13 to 2015-16 carbon tax (set price)</text:p>
        </text:list-item>
        <text:list-item>
          <text:p text:style-name="P7">2015-16 to forever (ETS – Emissions Trading Scheme)</text:p>
        </text:list-item>
      </text:list>
      <text:p text:style-name="Standard"/>
      <text:p text:style-name="Standard">What's the price?</text:p>
      <text:p text:style-name="Standard">Initially $23/tonne CO2-eq</text:p>
      <text:p text:style-name="Standard">Why $23?</text:p>
      <text:p text:style-name="Standard">GRAPH</text:p>
      <text:p text:style-name="Standard">join up with global price</text:p>
      <text:p text:style-name="Standard">estimated $29/tonne in 2016</text:p>
      <text:p text:style-name="Standard"/>
      <text:p text:style-name="Standard">Will the price go up and up and up?</text:p>
      <text:p text:style-name="Standard">Yes</text:p>
      <text:p text:style-name="Standard">Go up by 5% each year in 1<text:span text:style-name="T1">st</text:span> 3 years</text:p>
      <text:list xml:id="list1279882589" text:style-name="L8">
        <text:list-item>
          <text:p text:style-name="P8">2012-13 $23.00/tonne</text:p>
        </text:list-item>
        <text:list-item>
          <text:p text:style-name="P8">2013-14 $24.15/tonne</text:p>
        </text:list-item>
        <text:list-item>
          <text:p text:style-name="P8">2014-15 $25.50/tonne</text:p>
        </text:list-item>
        <text:list-item>
          <text:p text:style-name="P8">2016+ world price ($29 initial price estimate)</text:p>
        </text:list-item>
        <text:list-item>
          <text:p text:style-name="P8">*</text:p>
        </text:list-item>
      </text:list>
      <text:p text:style-name="Standard">GRAPH</text:p>
      <text:list xml:id="list445471120" text:continue-list="list124439273" text:style-name="L3">
        <text:list-header>
          <text:p text:style-name="P3"/>
        </text:list-header>
      </text:list>
      <text:p text:style-name="Standard"/>
      <text:p text:style-name="Standard">Banana analogy</text:p>
      <text:list xml:id="list209434577" text:style-name="L9">
        <text:list-item>
          <text:p text:style-name="P9">banana crops wiped out by floods and cyclones</text:p>
        </text:list-item>
        <text:list-item>
          <text:p text:style-name="P9">scarcity leads to price increase (prices have shot up due to lack of bananas)</text:p>
        </text:list-item>
        <text:list-item>
          <text:p text:style-name="P9">price increase leads to behavioural change (people are buying less bananas)</text:p>
        </text:list-item>
      </text:list>
      <text:p text:style-name="Standard"/>
      <text:p text:style-name="Standard">Who pays?</text:p>
      <text:list xml:id="list719781684" text:style-name="L10">
        <text:list-item>
          <text:p text:style-name="P10">approx 500 companies (list not publicly available)</text:p>
        </text:list-item>
        <text:list-item>
          <text:p text:style-name="P10">I thought it was going to be 1000?</text:p>
          <text:list>
            <text:list-item>
              <text:p text:style-name="P10">With petrol included, it would have been approximately 1000 companies.*</text:p>
            </text:list-item>
          </text:list>
        </text:list-item>
        <text:list-item>
          <text:p text:style-name="P10">Not based on a companies total emissions</text:p>
        </text:list-item>
        <text:list-item>
          <text:p text:style-name="P10">Have to pay for having a facility emitting greater than 25,000 tonnes CO2-eq/year</text:p>
        </text:list-item>
      </text:list>
      <text:p text:style-name="Standard"/>
      <text:p text:style-name="Standard">11.20</text:p>
      <text:p text:style-name="Standard"/>
      <text:p text:style-name="Standard">Who doesn't have to pay?</text:p>
      <text:p text:style-name="Standard">A carbon price will not apply to :</text:p>
      <text:list xml:id="list872098403" text:style-name="L11">
        <text:list-item>
          <text:p text:style-name="P11">agricultural emissions</text:p>
        </text:list-item>
        <text:list-item>
          <text:p text:style-name="P11">emissions from light on-road vehicles (your car)</text:p>
          <text:list>
            <text:list-item>
              <text:p text:style-name="P11">Heavy vehicles included from 1 July 2014 (aviation, shipping and rail fuels <text:s/>included from start)</text:p>
            </text:list-item>
          </text:list>
        </text:list-item>
      </text:list>
      <text:p text:style-name="Standard"/>
      <text:p text:style-name="Standard"/>
      <text:p text:style-name="Standard">How much emission reductions?</text:p>
      <text:p text:style-name="Standard">Targets:</text:p>
      <text:p text:style-name="Standard">Below 2000 baseline.</text:p>
      <text:p text:style-name="Standard">2020 – 5% cut</text:p>
      <text:p text:style-name="Standard">(bi-partistan support: both Labor &amp; Coalition)</text:p>
      <text:p text:style-name="Standard">2050:</text:p>
      <text:list xml:id="list317746696" text:style-name="L12">
        <text:list-item>
          <text:p text:style-name="P12">Labor target of 80%</text:p>
        </text:list-item>
        <text:list-item>
          <text:p text:style-name="P12">Coalition doesn't have a 2050 target</text:p>
        </text:list-item>
      </text:list>
      <text:p text:style-name="Standard">IPCC 4<text:span text:style-name="T1">th</text:span> Assessment Report:</text:p>
      <text:list xml:id="list153659782" text:style-name="L13">
        <text:list-item>
          <text:list>
            <text:list-item>
              <text:p text:style-name="P13">Developed countries need to make cuts between 80 to 95% for a 450 part per million concentration</text:p>
            </text:list-item>
            <text:list-item>
              <text:p text:style-name="P13">450 ppm associated with a 2 degree Celsius warming</text:p>
            </text:list-item>
          </text:list>
        </text:list-item>
      </text:list>
      <text:p text:style-name="Standard"/>
      <text:p text:style-name="Standard">13.0</text:p>
      <text:p text:style-name="Standard"/>
      <text:p text:style-name="Standard">5% cut isn't a 5% cut</text:p>
      <text:list xml:id="list1369004697" text:style-name="L14">
        <text:list-item>
          <text:p text:style-name="P14">it is 5% below 2000 levels</text:p>
        </text:list-item>
        <text:list-item>
          <text:p text:style-name="P14">it is 23% below current levels</text:p>
        </text:list-item>
        <text:list-item>
          <text:p text:style-name="P14">abatement of 159Mt CO2eq, 2009 total emissions were 565 million tonnes.</text:p>
        </text:list-item>
      </text:list>
      <text:p text:style-name="Standard"/>
      <text:p text:style-name="Standard">Copenhagen accord:</text:p>
      <text:p text:style-name="Standard">“Increase in global temperature should be below 2 degrees celsius”</text:p>
      <text:p text:style-name="Standard"/>
      <text:p text:style-name="Standard">1976 EPA, 120% out of new needs - SKIP</text:p>
      <text:p text:style-name="Standard"/>
      <text:p text:style-name="Standard">Regulation vs market flexibility - SKIP</text:p>
      <text:p text:style-name="Standard"/>
      <text:p text:style-name="Standard">International linking:</text:p>
      <text:list xml:id="list1701372102" text:style-name="L15">
        <text:list-item>
          <text:p text:style-name="P15">once ETS starts, can buy permits from overseas*</text:p>
        </text:list-item>
        <text:list-item>
          <text:p text:style-name="P15">means the abatement happens at lowest cost</text:p>
        </text:list-item>
        <text:list-item>
          <text:p text:style-name="P15">atmosphere doesn't care where the emissions come from</text:p>
        </text:list-item>
      </text:list>
      <text:p text:style-name="Standard"/>
      <text:p text:style-name="Standard">Industry Assistance</text:p>
      <text:list xml:id="list54748533" text:style-name="L16">
        <text:list-item>
          <text:p text:style-name="P16">40% of revenue generated</text:p>
        </text:list-item>
      </text:list>
      <text:list xml:id="list253775161" text:style-name="L17">
        <text:list-item>
          <text:p text:style-name="P17">protect from carbon leakage:</text:p>
          <text:list>
            <text:list-item>
              <text:p text:style-name="P17">trade-exposed, carbon-intensive industries moving to a country without carbon price</text:p>
            </text:list-item>
            <text:list-item>
              <text:p text:style-name="P17">costs Australian jobs for no environmental benefit</text:p>
            </text:list-item>
          </text:list>
        </text:list-item>
      </text:list>
      <text:list xml:id="list1163359247" text:style-name="L18">
        <text:list-item>
          <text:p text:style-name="P18">For trade-exposed, carbon-intensive industries: (WHO*</text:p>
          <text:list>
            <text:list-item>
              <text:p text:style-name="P18">94.5% or 66% permits are given to for free (based on historical average baseline)</text:p>
              <text:list>
                <text:list-item>
                  <text:p text:style-name="P18">Can sell if unused (incentive for reductions)</text:p>
                </text:list-item>
              </text:list>
            </text:list-item>
          </text:list>
        </text:list-item>
      </text:list>
      <text:list xml:id="list1714677491" text:style-name="L19">
        <text:list-item>
          <text:p text:style-name="P19">direct support for coal and steel companies</text:p>
        </text:list-item>
      </text:list>
      <text:list xml:id="list686638811" text:style-name="L20">
        <text:list-item>
          <text:p text:style-name="P20">other direct assistance:</text:p>
          <text:list>
            <text:list-item>
              <text:p text:style-name="P20">co-contribution basis:</text:p>
              <text:list>
                <text:list-item>
                  <text:p text:style-name="P20">e.g. Government will co-contribute $1 for every $1 business spends on low carbon technologies</text:p>
                </text:list-item>
              </text:list>
            </text:list-item>
          </text:list>
        </text:list-item>
      </text:list>
      <text:p text:style-name="Standard"/>
      <text:p text:style-name="Standard">16.30</text:p>
      <text:p text:style-name="Standard"/>
      <text:p text:style-name="Standard">Household Assistance</text:p>
      <text:p text:style-name="Standard"><text:tab/>* receive over 50% of revenue generated</text:p>
      <text:list xml:id="list124990389" text:style-name="L21">
        <text:list-item>
          <text:list>
            <text:list-item>
              <text:p text:style-name="P21">9/10 households will receive some assistance</text:p>
            </text:list-item>
            <text:list-item>
              <text:p text:style-name="P21">6/10 households fully compensated</text:p>
            </text:list-item>
            <text:list-item>
              <text:p text:style-name="P21">provided by:</text:p>
              <text:list>
                <text:list-item>
                  <text:p text:style-name="P21">tax-cuts</text:p>
                </text:list-item>
                <text:list-item>
                  <text:p text:style-name="P21">centrelink payment increases (pensioners, family tax benefit, etc)</text:p>
                </text:list-item>
              </text:list>
            </text:list-item>
          </text:list>
        </text:list-item>
      </text:list>
      <text:p text:style-name="Standard"/>
      <text:p text:style-name="Standard">Renewables Investment</text:p>
      <text:p text:style-name="Standard">CEFC – Clean Energy Finance Corporation</text:p>
      <text:list xml:id="list826349689" text:style-name="L22">
        <text:list-item>
          <text:p text:style-name="P22">invest $10 billion over 5 years:</text:p>
          <text:list>
            <text:list-item>
              <text:p text:style-name="P22"><text:s/>in renewable energy, low pollution and energy efficiency technologies.</text:p>
            </text:list-item>
          </text:list>
        </text:list-item>
        <text:list-item>
          <text:p text:style-name="P22">Based on United Kingdom’s Green Investment Bank opening next year</text:p>
        </text:list-item>
      </text:list>
      <text:p text:style-name="Standard"/>
      <text:p text:style-name="Standard">Removing 2,000 MW most polluting coal-fired power generators</text:p>
      <text:list xml:id="list221174567" text:style-name="L23">
        <text:list-item>
          <text:p text:style-name="P23">energy companies will tender</text:p>
        </text:list-item>
        <text:list-item>
          <text:p text:style-name="P23">Hazelwood is a 1,600 MW generator, likely to close</text:p>
        </text:list-item>
        <text:list-item>
          <text:p text:style-name="P23">is a direct action measure</text:p>
        </text:list-item>
      </text:list>
      <text:p text:style-name="Standard"/>
      <text:p text:style-name="Standard">CCA</text:p>
      <text:p text:style-name="Standard">setting new targets *SKIP</text:p>
      <text:p text:style-name="Standard"/>
      <text:p text:style-name="Standard">18min</text:p>
      <text:p text:style-name="Standard"/>
      <text:p text:style-name="Standard">Jobs</text:p>
      <text:p text:style-name="Standard">Graph</text:p>
      <text:p text:style-name="Standard"/>
      <text:p text:style-name="Standard">GDP</text:p>
      <text:p text:style-name="Standard">Graph</text:p>
      <text:p text:style-name="Standard"/>
      <text:p text:style-name="Standard">Liberals</text:p>
      <text:p text:style-name="Standard">Direct Action Policy</text:p>
      <text:list xml:id="list635827153" text:style-name="L24">
        <text:list-item>
          <text:p text:style-name="P24">5% cuts by 2020</text:p>
        </text:list-item>
        <text:list-item>
          <text:p text:style-name="P24">entirely sourced from within Australia (unlike Labor's plan)</text:p>
        </text:list-item>
        <text:list-item>
          <text:p text:style-name="P24">Sketch on detail</text:p>
        </text:list-item>
        <text:list-item>
          <text:p text:style-name="P24">60% of abatement to come from soil carbon </text:p>
          <text:list>
            <text:list-item>
              <text:p text:style-name="P24">soil carbon is still an unproven abatement technique</text:p>
            </text:list-item>
          </text:list>
        </text:list-item>
      </text:list>
      <text:list xml:id="list827093082" text:style-name="L25">
        <text:list-item>
          <text:p text:style-name="P25">tax payers pay for abatement, not 'big polluters'</text:p>
        </text:list-item>
        <text:list-item>
          <text:p text:style-name="P25">Only pays for direct abatement, no large investments in renewables, etc</text:p>
        </text:list-item>
        <text:list-item>
          <text:p text:style-name="P25">No long term price signal</text:p>
        </text:list-item>
      </text:list>
      <text:p text:style-name="Standard"/>
      <text:p text:style-name="Standard">Direct Action – II</text:p>
      <text:list xml:id="list1390574638" text:style-name="L26">
        <text:list-item>
          <text:p text:style-name="P26">some parts of policy like ETS:</text:p>
          <text:list>
            <text:list-item>
              <text:p text:style-name="P26">companies who continue to emit at present levels pay nothing</text:p>
            </text:list-item>
            <text:list-item>
              <text:p text:style-name="P26">companies who reduce emissions below this level can sell this abatement to government</text:p>
            </text:list-item>
            <text:list-item>
              <text:p text:style-name="P26">companies who emit more than this level will have to pay a financial penalty</text:p>
            </text:list-item>
          </text:list>
        </text:list-item>
      </text:list>
      <text:p text:style-name="Standard">* No details on how this would work, or what the amounts are.</text:p>
      <text:p text:style-name="Standard"/>
      <text:p text:style-name="Standard">Analysis/evaluation</text:p>
      <text:list xml:id="list1692523134" text:style-name="L27">
        <text:list-item>
          <text:p text:style-name="P27">As much abatement from overseas, qa is vital</text:p>
        </text:list-item>
        <text:list-item>
          <text:p text:style-name="P27">unclear whether how permanent the assistance is (most only specified for 1<text:span text:style-name="T1">st</text:span> 5 years)</text:p>
        </text:list-item>
        <text:list-item>
          <text:p text:style-name="P27">too generous to coal</text:p>
        </text:list-item>
        <text:list-item>
          <text:p text:style-name="P27">Pro: Revenue is isolated from government general revenue</text:p>
        </text:list-item>
      </text:list>
      <text:p text:style-name="Standard"/>
      <text:p text:style-name="Standard">Key points:</text:p>
      <text:list xml:id="list484475216" text:style-name="L31">
        <text:list-item>
          <text:p text:style-name="P31">temporary tax, permanent emissions trading scheme</text:p>
        </text:list-item>
        <text:list-item>
          <text:p text:style-name="P31">80% cut target by 2050, with possibility of increasing the target</text:p>
        </text:list-item>
        <text:list-item>
          <text:p text:style-name="P31">ETS is long term</text:p>
        </text:list-item>
      </text:list>
      <text:p text:style-name="Standard"/>
      <text:p text:style-name="Standard">Conclusion:</text:p>
      <text:list xml:id="list2118897673" text:style-name="L28">
        <text:list-item>
          <text:p text:style-name="P28">plan is for an ETS, tax is very temporary</text:p>
        </text:list-item>
        <text:list-item>
          <text:p text:style-name="P28">instrument for long term emissions reductions</text:p>
          <text:list>
            <text:list-item>
              <text:p text:style-name="P28">80% by 2050, possibly could increase depending on science, or global action</text:p>
            </text:list-item>
          </text:list>
        </text:list-item>
      </text:list>
      <text:list xml:id="list237244441" text:style-name="L29">
        <text:list-item>
          <text:p text:style-name="P29">polluters start to pay for something that has a large social cost, but that they haven't had to pay for in the past.</text:p>
        </text:list-item>
        <text:list-item>
          <text:p text:style-name="P29">$10 billion renewables investment positive</text:p>
        </text:list-item>
        <text:list-item>
          <text:p text:style-name="P29">coal assistance over-generou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7T16:04:38</meta:creation-date>
    <dc:date>2011-07-27T21:06:10</dc:date>
    <meta:editing-duration>PT3H56M16S</meta:editing-duration>
    <meta:editing-cycles>5</meta:editing-cycles>
    <meta:generator>LibreOffice/3.3$Linux LibreOffice_project/330m19$Build-301</meta:generator>
    <meta:document-statistic meta:table-count="0" meta:image-count="0" meta:object-count="0" meta:page-count="1" meta:paragraph-count="178" meta:word-count="1204" meta:character-count="6767"/>
  </office:meta>
</office:document-meta>
</file>